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00" draw:fill-color="#ffff66" draw:textarea-horizontal-align="justify" draw:textarea-vertical-align="middle" draw:auto-grow-height="false" fo:min-height="2.671cm" fo:min-width="5.088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258cm" fo:min-width="2.8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1.938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47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paragraph-properties fo:text-align="center"/>
      <style:text-properties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Liberation Mono2"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weight="bold" style:font-size-asian="18pt" style:font-size-complex="18pt"/>
    </style:style>
    <style:style style:name="P5" style:family="paragraph">
      <style:paragraph-properties fo:text-align="center"/>
      <style:text-properties fo:font-size="12pt" fo:font-weight="normal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font-size="12pt" fo:font-style="italic" fo:font-weight="normal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333333" fo:font-size="14pt" fo:background-color="transparent" style:font-size-asian="18pt" style:font-size-complex="18pt"/>
    </style:style>
    <style:style style:name="T1" style:family="text">
      <style:text-properties style:font-name="Liberation Mono2" fo:font-size="11pt" fo:font-weight="bold" style:font-size-asian="18pt" style:font-size-complex="18pt"/>
    </style:style>
    <style:style style:name="T2" style:family="text">
      <style:text-properties style:font-name="Liberation Mono2" fo:font-size="12pt" fo:font-style="italic" fo:font-weight="normal" style:font-size-asian="18pt" style:font-size-complex="18pt"/>
    </style:style>
    <style:style style:name="T3" style:family="text">
      <style:text-properties fo:color="#333333"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921cm" svg:x="7.9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3.302cm" svg:height="0.508cm" svg:x="4.167cm" svg:y="4.572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302cm" svg:height="0.508cm" svg:x="4.167cm" svg:y="5.072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3.302cm" svg:height="0.508cm" svg:x="4.167cm" svg:y="5.572cm">
          <text:p text:style-name="P5"><text:span text:style-name="T2">C point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0.508cm" svg:height="0.508cm" svg:x="7.9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8.4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8.9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0.508cm" svg:height="0.508cm" svg:x="9.4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9.9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10.4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10.9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0.508cm" svg:height="0.508cm" svg:x="11.4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11.9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12.485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508cm" svg:height="0.508cm" svg:x="12.985cm" svg:y="6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4cm" svg:height="0.508cm" svg:x="9.509cm" svg:y="6.33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989cm" svg:height="0.806cm" svg:x="7.86cm" svg:y="8.493cm">
          <draw:text-box>
            <text:p><text:span text:style-name="T3">C managed memory</text:span></text:p>
          </draw:text-box>
        </draw:frame>
        <draw:connector draw:style-name="gr6" draw:text-style-name="P8" draw:layer="layout" svg:x1="5.818cm" svg:y1="6.08cm" svg:x2="7.985cm" svg:y2="6.588cm" draw:start-shape="id1" draw:start-glue-point="2" draw:end-shape="id2" draw:end-glue-point="3" svg:d="M5818 6080v508h2167" svg:viewBox="0 0 2168 509">
          <text:p/>
        </draw:connector>
        <draw:connector draw:style-name="gr6" draw:text-style-name="P8" draw:layer="layout" svg:x1="7.469cm" svg:y1="5.326cm" svg:x2="9.739cm" svg:y2="6.334cm" draw:start-shape="id3" draw:start-glue-point="1" draw:end-shape="id4" draw:end-glue-point="0" svg:d="M7469 5326h2270v1008" svg:viewBox="0 0 2271 1009">
          <text:p/>
        </draw:connector>
        <draw:connector draw:style-name="gr6" draw:text-style-name="P8" draw:layer="layout" svg:x1="7.469cm" svg:y1="4.826cm" svg:x2="11.739cm" svg:y2="6.334cm" draw:start-shape="id5" draw:start-glue-point="1" draw:end-shape="id6" draw:end-glue-point="0" svg:d="M7469 4826h4270v1508" svg:viewBox="0 0 4271 1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36:51.441208098</meta:creation-date>
    <dc:date>2017-09-02T13:53:18.981601174</dc:date>
    <meta:editing-duration>PT1H29M</meta:editing-duration>
    <meta:editing-cycles>4</meta:editing-cycles>
    <meta:generator>LibreOffice/5.1.6.2$Linux_X86_64 LibreOffice_project/10m0$Build-2</meta:generator>
    <meta:document-statistic meta:object-count="20"/>
  </office:meta>
</office:document-meta>
</file>